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2cm" table:align="left"/>
    </style:style>
    <style:style style:name="Table1.A" style:family="table-column">
      <style:table-column-properties style:column-width="1.85cm"/>
    </style:style>
    <style:style style:name="Table1.B" style:family="table-column">
      <style:table-column-properties style:column-width="1.46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none" fo:font-weight="normal" officeooo:rsid="003c1a83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none" fo:font-weight="normal" officeooo:rsid="000d0987" officeooo:paragraph-rsid="00097ba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solid" style:text-underline-width="auto" style:text-underline-color="font-color" fo:font-weight="normal" officeooo:rsid="0019fc38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color="#000000" fo:font-size="11pt" fo:language="zxx" fo:country="none" style:text-underline-style="solid" style:text-underline-width="auto" style:text-underline-color="font-color" fo:font-weight="normal" officeooo:rsid="0019fc38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solid" style:text-underline-width="auto" style:text-underline-color="font-color" fo:font-weight="normal" officeooo:rsid="002c086c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solid" style:text-underline-width="auto" style:text-underline-color="font-color" fo:font-weight="normal" officeooo:rsid="0032432e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solid" style:text-underline-width="auto" style:text-underline-color="font-color" fo:font-weight="normal" officeooo:rsid="0033d02f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solid" style:text-underline-width="auto" style:text-underline-color="font-color" fo:font-weight="normal" officeooo:rsid="0037265a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solid" style:text-underline-width="auto" style:text-underline-color="font-color" fo:font-weight="normal" officeooo:rsid="003c1a83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text-properties fo:color="#000000" fo:font-size="11pt" fo:language="en" fo:country="GB" style:text-underline-style="none" fo:font-weight="normal" officeooo:rsid="001aaf4a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text-properties fo:color="#000000" fo:font-size="11pt" fo:language="en" fo:country="GB" style:text-underline-style="none" fo:font-weight="normal" officeooo:rsid="001d7982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text-properties fo:color="#000000" fo:font-size="11pt" fo:language="en" fo:country="GB" style:text-underline-style="none" fo:font-weight="normal" officeooo:rsid="001ea4f8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text-properties fo:color="#000000" fo:font-size="11pt" fo:language="en" fo:country="GB" style:text-underline-style="none" fo:font-weight="normal" officeooo:rsid="00260054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29cb74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2a40ea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067fc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2432e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3d02f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52f38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7265a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79fc4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bd7ca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c1a83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a1eeb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0c446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230d9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63834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8c1ba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Standard">
      <style:text-properties fo:color="#000000" fo:font-size="11pt" fo:language="en" fo:country="GB" style:text-underline-style="none" fo:font-weight="normal" officeooo:rsid="003e0fd4" officeooo:paragraph-rsid="00097ba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230d9" officeooo:paragraph-rsid="00097ba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a1eeb" officeooo:paragraph-rsid="00097ba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32" style:family="paragraph" style:parent-style-name="Standard">
      <style:text-properties fo:color="#000000" fo:font-size="13pt" fo:language="en" fo:country="GB" style:text-underline-style="none" fo:font-weight="normal" officeooo:rsid="0019fc38" officeooo:paragraph-rsid="00097baa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5pt" fo:language="en" fo:country="GB" style:text-underline-style="solid" style:text-underline-width="auto" style:text-underline-color="font-color" fo:font-weight="bold" officeooo:rsid="001aaf4a" officeooo:paragraph-rsid="00097ba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34" style:family="paragraph" style:parent-style-name="Standard">
      <style:text-properties fo:color="#000000" fo:font-size="15pt" fo:language="zxx" fo:country="none" style:text-underline-style="solid" style:text-underline-width="auto" style:text-underline-color="font-color" fo:font-weight="bold" officeooo:rsid="0019fc38" officeooo:paragraph-rsid="00097baa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5" style:family="paragraph" style:parent-style-name="Standard">
      <style:text-properties fo:color="#000000" fo:font-size="12pt" fo:language="en" fo:country="GB" style:text-underline-style="solid" style:text-underline-width="auto" style:text-underline-color="font-color" fo:font-weight="normal" officeooo:rsid="003bd7ca" officeooo:paragraph-rsid="00097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solid" style:text-underline-width="auto" style:text-underline-color="font-color" fo:font-weight="normal" officeooo:rsid="003e0fd4" officeooo:paragraph-rsid="00097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fo:color="#000000" fo:font-size="12pt" fo:language="en" fo:country="GB" style:text-underline-style="solid" style:text-underline-width="auto" style:text-underline-color="font-color" fo:font-weight="normal" officeooo:rsid="003e0fd4" officeooo:paragraph-rsid="00097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solid" style:text-underline-width="auto" style:text-underline-color="font-color" fo:font-weight="normal" officeooo:rsid="004230d9" officeooo:paragraph-rsid="00097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solid" style:text-underline-width="auto" style:text-underline-color="font-color" fo:font-weight="normal" officeooo:rsid="004230d9" officeooo:paragraph-rsid="00097baa" style:font-size-asian="9.60000038146973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none" fo:font-weight="normal" officeooo:rsid="003e0fd4" officeooo:paragraph-rsid="00097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text-properties fo:color="#000000" fo:font-size="12pt" fo:language="en" fo:country="GB" style:text-underline-style="none" fo:font-weight="normal" officeooo:rsid="003e0fd4" officeooo:paragraph-rsid="00097b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language="zxx" fo:country="none" style:text-underline-style="solid" style:text-underline-width="auto" style:text-underline-color="font-color" fo:font-weight="normal" officeooo:rsid="004a1eeb" officeooo:paragraph-rsid="00097ba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Table_20_Contents">
      <style:text-properties style:font-name="Times New Roman" officeooo:paragraph-rsid="00097baa"/>
    </style:style>
    <style:style style:name="P44" style:family="paragraph" style:parent-style-name="Standard">
      <style:paragraph-properties fo:text-align="start" style:justify-single-word="false"/>
      <style:text-properties fo:color="#000000" fo:font-size="11pt" fo:language="zxx" fo:country="none" style:text-underline-style="solid" style:text-underline-width="auto" style:text-underline-color="font-color" fo:font-weight="normal" officeooo:rsid="0033d02f" officeooo:paragraph-rsid="00097ba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0d32e"/>
    </style:style>
    <style:style style:name="T3" style:family="text">
      <style:text-properties fo:language="en" fo:country="GB" style:text-underline-style="none"/>
    </style:style>
    <style:style style:name="T4" style:family="text">
      <style:text-properties fo:language="en" fo:country="GB" style:text-underline-style="none" officeooo:rsid="002c086c"/>
    </style:style>
    <style:style style:name="T5" style:family="text">
      <style:text-properties fo:language="en" fo:country="GB" style:text-underline-style="none" officeooo:rsid="001aaf4a"/>
    </style:style>
    <style:style style:name="T6" style:family="text">
      <style:text-properties fo:language="en" fo:country="GB" style:text-underline-style="none" officeooo:rsid="001d7982"/>
    </style:style>
    <style:style style:name="T7" style:family="text">
      <style:text-properties fo:language="en" fo:country="GB" style:text-underline-style="none" officeooo:rsid="00214d15"/>
    </style:style>
    <style:style style:name="T8" style:family="text">
      <style:text-properties fo:language="en" fo:country="GB" style:text-underline-style="none" officeooo:rsid="001ea4f8"/>
    </style:style>
    <style:style style:name="T9" style:family="text">
      <style:text-properties fo:language="en" fo:country="GB" style:text-underline-style="none" officeooo:rsid="0020532a"/>
    </style:style>
    <style:style style:name="T10" style:family="text">
      <style:text-properties fo:language="en" fo:country="GB" style:text-underline-style="none" officeooo:rsid="0022bcab"/>
    </style:style>
    <style:style style:name="T11" style:family="text">
      <style:text-properties fo:language="en" fo:country="GB" style:text-underline-style="none" officeooo:rsid="00247d21"/>
    </style:style>
    <style:style style:name="T12" style:family="text">
      <style:text-properties fo:language="en" fo:country="GB" style:text-underline-style="none" officeooo:rsid="00292e8d"/>
    </style:style>
    <style:style style:name="T13" style:family="text">
      <style:text-properties fo:language="en" fo:country="GB" style:text-underline-style="none" officeooo:rsid="00260054"/>
    </style:style>
    <style:style style:name="T14" style:family="text">
      <style:text-properties fo:language="en" fo:country="GB" style:text-underline-style="none" officeooo:rsid="0029cb74"/>
    </style:style>
    <style:style style:name="T15" style:family="text">
      <style:text-properties fo:language="en" fo:country="GB" style:text-underline-style="none" officeooo:rsid="002c217d"/>
    </style:style>
    <style:style style:name="T16" style:family="text">
      <style:text-properties fo:language="en" fo:country="GB" style:text-underline-style="none" officeooo:rsid="002a40ea"/>
    </style:style>
    <style:style style:name="T17" style:family="text">
      <style:text-properties fo:language="en" fo:country="GB" style:text-underline-style="none" officeooo:rsid="002eb598"/>
    </style:style>
    <style:style style:name="T18" style:family="text">
      <style:text-properties fo:language="en" fo:country="GB" style:text-underline-style="none" officeooo:rsid="0032432e"/>
    </style:style>
    <style:style style:name="T19" style:family="text">
      <style:text-properties fo:language="en" fo:country="GB" style:text-underline-style="none" officeooo:rsid="002d7360"/>
    </style:style>
    <style:style style:name="T20" style:family="text">
      <style:text-properties fo:language="en" fo:country="GB" style:text-underline-style="none" officeooo:rsid="002f6e82"/>
    </style:style>
    <style:style style:name="T21" style:family="text">
      <style:text-properties fo:language="en" fo:country="GB" style:text-underline-style="none" fo:font-weight="bold" officeooo:rsid="003067fc" style:font-weight-asian="bold" style:font-weight-complex="bold"/>
    </style:style>
    <style:style style:name="T22" style:family="text">
      <style:text-properties fo:language="en" fo:country="GB" style:text-underline-style="none" fo:font-weight="bold" officeooo:rsid="0049a0dd" style:font-weight-asian="bold" style:font-weight-complex="bold"/>
    </style:style>
    <style:style style:name="T23" style:family="text">
      <style:text-properties fo:language="en" fo:country="GB" style:text-underline-style="none" fo:font-weight="bold" officeooo:rsid="0049b66b" style:font-weight-asian="bold" style:font-weight-complex="bold"/>
    </style:style>
    <style:style style:name="T24" style:family="text">
      <style:text-properties fo:language="en" fo:country="GB" style:text-underline-style="none" officeooo:rsid="003067fc"/>
    </style:style>
    <style:style style:name="T25" style:family="text">
      <style:text-properties fo:language="en" fo:country="GB" style:text-underline-style="none" officeooo:rsid="00352f38"/>
    </style:style>
    <style:style style:name="T26" style:family="text">
      <style:text-properties fo:language="en" fo:country="GB" style:text-underline-style="none" officeooo:rsid="00379fc4"/>
    </style:style>
    <style:style style:name="T27" style:family="text">
      <style:text-properties fo:language="en" fo:country="GB" style:text-underline-style="none" officeooo:rsid="003bd7ca"/>
    </style:style>
    <style:style style:name="T28" style:family="text">
      <style:text-properties fo:language="en" fo:country="GB" style:text-underline-style="none" officeooo:rsid="003c1a83"/>
    </style:style>
    <style:style style:name="T29" style:family="text">
      <style:text-properties fo:language="en" fo:country="GB" fo:font-style="italic" style:text-underline-style="none" officeooo:rsid="001aaf4a" style:font-style-asian="italic" style:font-style-complex="italic"/>
    </style:style>
    <style:style style:name="T30" style:family="text">
      <style:text-properties fo:language="en" fo:country="GB" fo:font-style="normal" style:text-underline-style="none" officeooo:rsid="001bfebb" style:font-style-asian="normal" style:font-style-complex="normal"/>
    </style:style>
    <style:style style:name="T31" style:family="text">
      <style:text-properties fo:language="en" fo:country="GB" fo:font-style="normal" style:text-underline-style="none" officeooo:rsid="001aaf4a" style:font-style-asian="normal" style:font-style-complex="normal"/>
    </style:style>
    <style:style style:name="T32" style:family="text">
      <style:text-properties fo:language="en" fo:country="GB" officeooo:rsid="002c086c" style:font-size-asian="9.60000038146973pt"/>
    </style:style>
    <style:style style:name="T33" style:family="text">
      <style:text-properties fo:language="en" fo:country="GB" officeooo:rsid="0040c446" style:font-size-asian="9.60000038146973pt"/>
    </style:style>
    <style:style style:name="T34" style:family="text">
      <style:text-properties fo:language="en" fo:country="GB" officeooo:rsid="004230d9" style:font-size-asian="9.60000038146973pt"/>
    </style:style>
    <style:style style:name="T35" style:family="text">
      <style:text-properties fo:language="en" fo:country="GB" officeooo:rsid="0044272b" style:font-size-asian="9.60000038146973pt"/>
    </style:style>
    <style:style style:name="T36" style:family="text">
      <style:text-properties fo:language="en" fo:country="GB" officeooo:rsid="0045def9" style:font-size-asian="9.60000038146973pt"/>
    </style:style>
    <style:style style:name="T37" style:family="text">
      <style:text-properties fo:language="en" fo:country="GB" officeooo:rsid="00463834" style:font-size-asian="9.60000038146973pt"/>
    </style:style>
    <style:style style:name="T38" style:family="text">
      <style:text-properties fo:language="en" fo:country="GB" officeooo:rsid="0047c513" style:font-size-asian="9.60000038146973pt"/>
    </style:style>
    <style:style style:name="T39" style:family="text">
      <style:text-properties fo:language="en" fo:country="GB" officeooo:rsid="0048c1ba" style:font-size-asian="9.60000038146973pt"/>
    </style:style>
    <style:style style:name="T40" style:family="text">
      <style:text-properties fo:language="en" fo:country="GB" officeooo:rsid="004a1eeb" style:font-size-asian="9.60000038146973pt"/>
    </style:style>
    <style:style style:name="T41" style:family="text">
      <style:text-properties fo:language="en" fo:country="GB" officeooo:rsid="0048c1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">V</text:span><text:span text:style-name="T1">ariables:</text:span></text:p>
      <text:p text:style-name="P32"/>
      <text:p text:style-name="P4"><text:span text:style-name="T4">–</text:span><text:span text:style-name="T3"> </text:span><text:span text:style-name="T5">A variable is a storage location paired with an associated symbolic name (an identifier), which contains some known or unknown quantity of information referred to as a value. In Java, variables are </text:span><text:span text:style-name="T29">strongly typed </text:span><text:span text:style-name="T30">and </text:span><text:span text:style-name="T31">thus they all must have a data type declared with their identifier.</text:span></text:p>
      <text:p text:style-name="P10"/>
      <text:p text:style-name="P4"><text:span text:style-name="T4">–</text:span><text:span text:style-name="T5"> </text:span><text:span text:style-name="T6">The name of a variable is called an 'identifier'. This should be descriptive and be based on whatever data item the variable is declared to store.</text:span></text:p>
      <text:p text:style-name="P11"/>
      <text:p text:style-name="P4"><text:span text:style-name="T4">–</text:span><text:span text:style-name="T6"> </text:span><text:span text:style-name="T7">The identifier can be comprised of c</text:span><text:span text:style-name="T8">haracters A-Z, </text:span><text:span text:style-name="T9">n</text:span><text:span text:style-name="T8">umbers 0-9 and </text:span><text:span text:style-name="T9">s</text:span><text:span text:style-name="T8">pecial characters '$' and '_'. It cannot start with a number, nor have spaces in it.</text:span></text:p>
      <text:p text:style-name="P12"/>
      <text:p text:style-name="P4"><text:span text:style-name="T4">–</text:span><text:span text:style-name="T8"> </text:span><text:span text:style-name="T10">Variables are stored </text:span><text:span text:style-name="T11">in memory. Hexadecimal numbers </text:span><text:span text:style-name="T12">can be</text:span><text:span text:style-name="T11"> used to show the memory </text:span><text:span text:style-name="T12">address</text:span><text:span text:style-name="T11"> of each variable, </text:span><text:span text:style-name="T13">but this is tedious and thus identifiers are </text:span><text:span text:style-name="T12">commonly </text:span><text:span text:style-name="T13">used instead.</text:span></text:p>
      <text:p text:style-name="P13"/>
      <text:p text:style-name="P4"><text:span text:style-name="T4">–</text:span><text:span text:style-name="T14"> Variables come as many different data types:</text:span></text:p>
      <text:p text:style-name="P14"/>
      <text:p text:style-name="P3"><text:span text:style-name="T4">1 – </text:span><text:span text:style-name="T14"><text:s/>Integer: Whole number, e.g. 2, 5, 707, or 1100. </text:span><text:span text:style-name="T15">Come as different data types. </text:span><text:span text:style-name="T16">Can be either 'short' </text:span><text:span text:style-name="T17">(16-bit i</text:span><text:span text:style-name="T14">nteger</text:span><text:span text:style-name="T18">)</text:span><text:span text:style-name="T16">, 'int' </text:span><text:span text:style-name="T17">(32-bit i</text:span><text:span text:style-name="T14">nteger</text:span><text:span text:style-name="T17">)</text:span><text:span text:style-name="T16"> or 'long' </text:span><text:span text:style-name="T17">(64-bit i</text:span><text:span text:style-name="T14">nteger</text:span><text:span text:style-name="T17">) </text:span><text:span text:style-name="T16">depending on how much space they take up in memory.</text:span></text:p>
      <text:p text:style-name="P15"/>
      <text:p text:style-name="P5"><text:span text:style-name="T16">2</text:span><text:span text:style-name="T3"> – Floating points: Decimal number, e.g. 4.34 or 118.38. </text:span><text:span text:style-name="T15">Come as different data types. Can be either 'float' or 'double'. 'double' can store more data after the decimal point than 'float', but this is only relevant in </text:span><text:span text:style-name="T19">edge cases that involve either very large or </text:span><text:span text:style-name="T20">very </text:span><text:span text:style-name="T19">small values. </text:span><text:span text:style-name="T21">If assigning a value to float, add an ‘f’ at the end of the number.</text:span></text:p>
      <text:p text:style-name="P16"/>
      <text:p text:style-name="P6"><text:span text:style-name="T24">3 </text:span><text:span text:style-name="T4">– </text:span><text:span text:style-name="T3">Char: Contains either a single digit or a character. 16-bit data type. Each character is represented by a unique number according to a standard code like Unicode. </text:span><text:span text:style-name="T22">Must be in </text:span><text:span text:style-name="T23">apostrophes.</text:span></text:p>
      <text:p text:style-name="P17"/>
      <text:p text:style-name="P7"><text:span text:style-name="T3">4 </text:span><text:span text:style-name="T4">– </text:span><text:span text:style-name="T3">Boolean: True or False.</text:span></text:p>
      <text:p text:style-name="P18"/>
      <text:p text:style-name="P7"><text:span text:style-name="T3">5 </text:span><text:span text:style-name="T4">– </text:span><text:span text:style-name="T3">Null: Value that does not refer to any object. If attempting to read the value of a variable that hasn’t been assigned anything yet in a program, </text:span><text:span text:style-name="T25">you</text:span><text:span text:style-name="T3"> will get the value Null. </text:span><text:span text:style-name="T25">The following code will generate Error, that line has not been initialized and hence has a null value.</text:span></text:p>
      <text:p text:style-name="P19"/>
      <text:p text:style-name="P8"><text:span text:style-name="T25">S</text:span><text:span text:style-name="T3">ize of Data Types:</text:span></text:p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Integer</text:p>
          </table:table-cell>
          <table:table-cell table:style-name="Table1.A1" office:value-type="string">
            <text:p text:style-name="P43">4 bytes</text:p>
          </table:table-cell>
        </table:table-row>
        <table:table-row>
          <table:table-cell table:style-name="Table1.A1" office:value-type="string">
            <text:p text:style-name="P43">Float</text:p>
          </table:table-cell>
          <table:table-cell table:style-name="Table1.A1" office:value-type="string">
            <text:p text:style-name="P43">4 bytes</text:p>
          </table:table-cell>
        </table:table-row>
        <table:table-row>
          <table:table-cell table:style-name="Table1.A1" office:value-type="string">
            <text:p text:style-name="P43">Double</text:p>
          </table:table-cell>
          <table:table-cell table:style-name="Table1.A1" office:value-type="string">
            <text:p text:style-name="P43">8 bytes</text:p>
          </table:table-cell>
        </table:table-row>
        <table:table-row>
          <table:table-cell table:style-name="Table1.A1" office:value-type="string">
            <text:p text:style-name="P43">Character</text:p>
          </table:table-cell>
          <table:table-cell table:style-name="Table1.A1" office:value-type="string">
            <text:p text:style-name="P43">2 bytes</text:p>
          </table:table-cell>
        </table:table-row>
        <table:table-row>
          <table:table-cell table:style-name="Table1.A1" office:value-type="string">
            <text:p text:style-name="P43">Boolean</text:p>
          </table:table-cell>
          <table:table-cell table:style-name="Table1.A1" office:value-type="string">
            <text:p text:style-name="P43">1 bytes</text:p>
          </table:table-cell>
        </table:table-row>
      </table:table>
      <text:p text:style-name="P7"><text:span text:style-name="T4"/></text:p>
      <text:p text:style-name="P7"><text:span text:style-name="T4">– </text:span><text:span text:style-name="T26">'&lt;variable type&gt; &lt;variable identifier&gt;;' is used to declare a variable. </text:span><text:span text:style-name="T27">E.g. 'int age;'</text:span></text:p>
      <text:p text:style-name="P21"/>
      <text:p text:style-name="P7"><text:span text:style-name="T4">– </text:span><text:span text:style-name="T27">Each variable that is defined must hold some data that it describes. This data is the value of the variable. In order to initialize a variable, it must be equated to a value. E.g. 'int my_age = 13;'</text:span></text:p>
      <text:p text:style-name="P22"/>
      <text:p text:style-name="P7"><text:span text:style-name="T4">– </text:span><text:span text:style-name="T28">Multiple variables can be declared in a single line in order to keep code concise. E.g.</text:span></text:p>
      <text:p text:style-name="P23"/>
      <text:p text:style-name="P23">int age, height;</text:p>
      <text:p text:style-name="P23">char letter, alpha;</text:p>
      <text:p text:style-name="P23">double radium, area;</text:p>
      <text:p text:style-name="P23"/>
      <text:p text:style-name="P9"><text:span text:style-name="T4">–</text:span><text:span text:style-name="T3"> Multiple variables can be initialised in a single line in order to keep code concise. E.g.</text:span></text:p>
      <text:p text:style-name="P23"><text:soft-page-break/></text:p>
      <text:p text:style-name="P1">int age = 10, height = 5;</text:p>
      <text:p text:style-name="P1">double radius = 2.34, area = 4.55;</text:p>
      <text:p text:style-name="P1"/>
      <text:p text:style-name="P33">Code Examples:</text:p>
      <text:p text:style-name="P33"/>
      <text:p text:style-name="P35">Code:</text:p>
      <text:p text:style-name="P35"/>
      <text:p text:style-name="P29">class Variables {</text:p>
      <text:p text:style-name="P29"><text:s text:c="4"/>public static void main( String args[] ) {</text:p>
      <text:p text:style-name="P29"><text:s text:c="8"/>// Group initializations</text:p>
      <text:p text:style-name="P29"><text:s text:c="8"/>int age = 10, height = 5;</text:p>
      <text:p text:style-name="P29"><text:s text:c="8"/>double radius = 2.34, area = 4.55;</text:p>
      <text:p text:style-name="P29"><text:s text:c="8"/>// Printing the variables</text:p>
      <text:p text:style-name="P29"><text:s text:c="8"/>System.out.println( "age: " + age );</text:p>
      <text:p text:style-name="P29"><text:s text:c="8"/>System.out.println( "height: " + height );</text:p>
      <text:p text:style-name="P29"><text:s text:c="8"/>System.out.println( "radius: " + radius );</text:p>
      <text:p text:style-name="P29"><text:s text:c="8"/>System.out.println( "area: " + area );</text:p>
      <text:p text:style-name="P29"><text:s text:c="4"/>}</text:p>
      <text:p text:style-name="P29">}</text:p>
      <text:p text:style-name="P29"/>
      <text:p text:style-name="P37">Explanation:</text:p>
      <text:p text:style-name="P41"/>
      <text:p text:style-name="P2"><text:span text:style-name="T32">– </text:span><text:span text:style-name="T33">Line #4 defines variables 'age' and 'height' as an integer and assigns them values.</text:span></text:p>
      <text:p text:style-name="P25"/>
      <text:p text:style-name="P2"><text:span text:style-name="T32">– </text:span><text:span text:style-name="T33">Line #5 defines variables 'radius' and 'area' as a double and assigns them values.</text:span></text:p>
      <text:p text:style-name="P25"/>
      <text:p text:style-name="P2"><text:span text:style-name="T32">– </text:span><text:span text:style-name="T34">Lines #7, #8, #9 and #10 print the variables defined earlier.</text:span></text:p>
      <text:p text:style-name="P26"/>
      <text:p text:style-name="P39">Code:</text:p>
      <text:p text:style-name="P39"/>
      <text:p text:style-name="P30">import java.util.Scanner;</text:p>
      <text:p text:style-name="P30"/>
      <text:p text:style-name="P30">class take_input {</text:p>
      <text:p text:style-name="P30"><text:s text:c="4"/>public static void main(String[] args) {</text:p>
      <text:p text:style-name="P30"><text:s text:c="8"/>Scanner scanner_one = new Scanner(System.in);</text:p>
      <text:p text:style-name="P30"/>
      <text:p text:style-name="P30"><text:s text:c="8"/>System.out.println("Enter your name: ");</text:p>
      <text:p text:style-name="P30"><text:s text:c="8"/>String name = scanner_one.nextLine();</text:p>
      <text:p text:style-name="P30"><text:s text:c="8"/>System.out.println("Your name is: " + name);</text:p>
      <text:p text:style-name="P30"><text:s text:c="4"/>}</text:p>
      <text:p text:style-name="P30">}</text:p>
      <text:p text:style-name="P30"/>
      <text:p text:style-name="P38">Explanation:</text:p>
      <text:p text:style-name="P30"/>
      <text:p text:style-name="P2"><text:span text:style-name="T32">– </text:span><text:span text:style-name="T35">Line #1 imports the scanner class. This allows the user to take input from a user via the keyboard.</text:span></text:p>
      <text:p text:style-name="P26"/>
      <text:p text:style-name="P2"><text:span text:style-name="T32">– </text:span><text:span text:style-name="T35">Line #5 declares the data type as 'Scanner' </text:span><text:span text:style-name="T36">and</text:span><text:span text:style-name="T35"> gives it the identifier as 'scanner_one'. </text:span><text:span text:style-name="T37">This is assigned to the expression 'new Scanner(System.in)' which creates a new Scanner object which will take input from the user.</text:span></text:p>
      <text:p text:style-name="P27"/>
      <text:p text:style-name="P2"><text:span text:style-name="T32">– </text:span><text:span text:style-name="T38">Line #8 declares a variable type string with the identifier 'name'. This is assigned to the expression 'scanner_one.nextLine()'. </text:span><text:span text:style-name="T39">This indicates that the Scanner created has a method called 'nextLine()' which takes keyboard input from the user until the user presses the Enter key.</text:span></text:p>
      <text:p text:style-name="P28"/>
      <text:p text:style-name="P42"><text:span text:style-name="T41">C</text:span><text:span text:style-name="T1">ode:</text:span></text:p>
      <text:p text:style-name="P31"><text:soft-page-break/></text:p>
      <text:p text:style-name="P31"><text:s/>public class Exercise {</text:p>
      <text:p text:style-name="P31"><text:s text:c="5"/>public static void print() {</text:p>
      <text:p text:style-name="P31"><text:s text:c="9"/>//Defining all variables</text:p>
      <text:p text:style-name="P31"/>
      <text:p text:style-name="P31"><text:s text:c="9"/>int int_number = 1000;</text:p>
      <text:p text:style-name="P31"><text:s text:c="9"/>char char_name = 'N';</text:p>
      <text:p text:style-name="P31"><text:s text:c="9"/>float float_number = 10.292f;</text:p>
      <text:p text:style-name="P31"><text:s text:c="9"/>double double_number = 0.00000000000512365123;</text:p>
      <text:p text:style-name="P31"><text:s text:c="9"/>boolean bool_accept = true;</text:p>
      <text:p text:style-name="P31"/>
      <text:p text:style-name="P31"/>
      <text:p text:style-name="P31"><text:s text:c="9"/>System.out.println("Value of Int is: ");</text:p>
      <text:p text:style-name="P31"><text:s text:c="9"/>System.out.println(String.valueOf(int_number));</text:p>
      <text:p text:style-name="P31"/>
      <text:p text:style-name="P31"><text:s text:c="9"/>System.out.println("Value of Float is: ");</text:p>
      <text:p text:style-name="P31"><text:s text:c="9"/>System.out.println(String.valueOf(float_number));</text:p>
      <text:p text:style-name="P31"/>
      <text:p text:style-name="P31"><text:s text:c="9"/>System.out.println("Value of Double is: ");</text:p>
      <text:p text:style-name="P31"><text:s text:c="9"/>System.out.println(String.valueOf(double_number));</text:p>
      <text:p text:style-name="P31"/>
      <text:p text:style-name="P31"><text:s text:c="9"/>System.out.println("Value of Char is: ");</text:p>
      <text:p text:style-name="P31"><text:s text:c="9"/>System.out.println(String.valueOf(char_name));</text:p>
      <text:p text:style-name="P31"/>
      <text:p text:style-name="P31"><text:s text:c="9"/>System.out.println("Value of Bool is: ");</text:p>
      <text:p text:style-name="P31"><text:s text:c="9"/>System.out.println(String.valueOf(bool_accept));</text:p>
      <text:p text:style-name="P31"><text:s text:c="5"/>}</text:p>
      <text:p text:style-name="P31"><text:s/>}</text:p>
      <text:p text:style-name="P31"><text:s/></text:p>
      <text:p text:style-name="P36">Explanation:</text:p>
      <text:p text:style-name="P40"/>
      <text:p text:style-name="P2"><text:span text:style-name="T32">– </text:span><text:span text:style-name="T40">Lines #5, #6, #7, #8 and #9 define the variables as their respective data types. They are also assigned an identifier.</text:span></text:p>
      <text:p text:style-name="P24"/>
      <text:p text:style-name="P24">- Lines #12 - #25 print the variables using the 'System.out.println(String.valueOf(variable_identifer))' command.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7S</meta:editing-duration>
    <meta:editing-cycles>4</meta:editing-cycles>
    <meta:generator>LibreOffice/5.0.4.2$Windows_x86 LibreOffice_project/2b9802c1994aa0b7dc6079e128979269cf95bc78</meta:generator>
    <dc:date>2022-05-25T15:15:29.508000000</dc:date>
    <meta:document-statistic meta:table-count="1" meta:image-count="0" meta:object-count="0" meta:page-count="3" meta:paragraph-count="88" meta:word-count="784" meta:character-count="5218" meta:non-whitespace-character-count="4230"/>
    <meta:user-defined meta:name="Info 1"/>
    <meta:user-defined meta:name="Info 2"/>
    <meta:user-defined meta:name="Info 3"/>
    <meta:user-defined meta:name="Info 4"/>
  </office:meta>
</office:document-meta>
</file>